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Xavier Sirault</text:p>
            <text:p>CSIRO High Resolution Plant Phenomics Centre</text:p>
            <text:p>Canber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 Databases</text:p>
                <text:list>
                  <text:list-item>
                    <text:p>Require single fixed schema</text:p>
                  </text:list-item>
                  <text:list-item>
                    <text:p>Irregular migrations</text:p>
                  </text:list-item>
                  <text:list-item>
                    <text:p>No single format for data interchange</text:p>
                  </text:list-item>
                  <text:list-item>
                    <text:p>Good structural integrity verification</text:p>
                  </text:list-item>
                  <text:list-item>
                    <text:p>No semantic integrity verification</text:p>
                  </text:list-item>
                </text:list>
              </text:list-item>
              <text:list-item>
                <text:p>HTTP RDF Linked Data</text:p>
                <text:list>
                  <text:list-item>
                    <text:p>Designed for interchange, schemaless</text:p>
                  </text:list-item>
                  <text:list-item>
                    <text:p>Read-only</text:p>
                  </text:list-item>
                  <text:list-item>
                    <text:p>Low quality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tradeof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I.e., 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edi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ality controlled</text:p>
              </text:list-item>
              <text:list-item>
                <text:p>Flexible</text:p>
              </text:list-item>
              <text:list-item>
                <text:p>Strategies for improving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14T16:50:37.813685890</dc:date>
    <dc:creator>Peter Ansell</dc:creator>
    <meta:editing-duration>PT2H16S</meta:editing-duration>
    <meta:editing-cycles>2</meta:editing-cycles>
    <meta:generator>LibreOffice/4.1.5.3$Linux_X86_64 LibreOffice_project/410m0$Build-3</meta:generator>
    <meta:document-statistic meta:object-count="37"/>
  </office:meta>
</office:document-meta>
</file>